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ＭＳ Ｐゴシック" style:font-name-asian="ＭＳ Ｐゴシック" style:font-name-complex="ＭＳ Ｐゴシック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8.493125cm"/>
    </style:style>
    <style:style style:name="co5" style:family="table-column">
      <style:table-column-properties fo:break-before="auto" style:column-width="8.942916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0.714375cm"/>
    </style:style>
    <style:style style:name="co10" style:family="table-column">
      <style:table-column-properties fo:break-before="auto" style:column-width="1.32291666666667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7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項番</text:p>
          </table:table-cell>
          <table:table-cell office:value-type="string" table:style-name="ce1">
            <text:p>リファレンス</text:p>
          </table:table-cell>
          <table:table-cell office:value-type="string" table:style-name="ce1">
            <text:p>品名</text:p>
          </table:table-cell>
          <table:table-cell office:value-type="string" table:style-name="ce1">
            <text:p>仕様・型番</text:p>
          </table:table-cell>
          <table:table-cell office:value-type="string" table:style-name="ce2">
            <text:p><text:ruby text:style-name="ru1"><text:ruby-base>購入</text:ruby-base><text:ruby-text text:style-name="T3">コウニュウ</text:ruby-text></text:ruby></text:p>
          </table:table-cell>
          <table:table-cell office:value-type="string" table:style-name="ce1">
            <text:p>数量</text:p>
          </table:table-cell>
          <table:table-cell office:value-type="string" table:style-name="ce1">
            <text:p>使用数</text:p>
          </table:table-cell>
          <table:table-cell office:value-type="string" table:style-name="ce2">
            <text:p><text:ruby text:style-name="ru1"><text:ruby-base>参考</text:ruby-base><text:ruby-text text:style-name="T3">サンコウ</text:ruby-text></text:ruby><text:ruby text:style-name="ru1"><text:ruby-base>型番</text:ruby-base><text:ruby-text text:style-name="T3">カタバン</text:ruby-text></text:ruby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,C2</text:p>
          </table:table-cell>
          <table:table-cell office:value-type="string" table:style-name="ce1">
            <text:p>チップコンデンサ</text:p>
          </table:table-cell>
          <table:table-cell office:value-type="string" table:style-name="ce1">
            <text:p>0.1uF/1608</text:p>
          </table:table-cell>
          <table:table-cell office:value-type="string" table:style-name="ce1">
            <text:p>Digikey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0B104KB8NNWC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チップコンデンサ</text:p>
          </table:table-cell>
          <table:table-cell office:value-type="string" table:style-name="ce1">
            <text:p>1uF/1608</text:p>
          </table:table-cell>
          <table:table-cell office:value-type="string" table:style-name="ce1">
            <text:p>Digike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0A105KA8NNNC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チップコンデンサ</text:p>
          </table:table-cell>
          <table:table-cell office:value-type="string" table:style-name="ce1">
            <text:p>470pF/1608</text:p>
          </table:table-cell>
          <table:table-cell office:value-type="string" table:style-name="ce1">
            <text:p>Digike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0603C471J5GAC786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チップコンデンサ</text:p>
          </table:table-cell>
          <table:table-cell office:value-type="string" table:style-name="ce1">
            <text:p>2.2uF/1608</text:p>
          </table:table-cell>
          <table:table-cell office:value-type="string" table:style-name="ce1">
            <text:p>Digike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M188R61E225KA12J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N1,CN2</text:p>
          </table:table-cell>
          <table:table-cell office:value-type="string" table:style-name="ce2">
            <text:p>コネクタ</text:p>
          </table:table-cell>
          <table:table-cell office:value-type="string" table:style-name="ce1">
            <text:p>HY-2 Grove (4pin)</text:p>
          </table:table-cell>
          <table:table-cell office:value-type="string" table:style-name="ce2">
            <text:p>秋月電子,スイッチサイエンス, AliExpres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-15514 (<text:ruby text:style-name="ru1"><text:ruby-base><text:span text:style-name="T2">秋月電子</text:span></text:ruby-base><text:ruby-text text:style-name="T3">アキツキデンシ</text:ruby-text></text:ruby>)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1,R2</text:p>
          </table:table-cell>
          <table:table-cell office:value-type="string" table:style-name="ce1">
            <text:p>チップ抵抗</text:p>
          </table:table-cell>
          <table:table-cell office:value-type="string" table:style-name="ce1">
            <text:p>10kΩ/1608 (<text:ruby text:style-name="ru1"><text:ruby-base><text:span text:style-name="T2">未実装</text:span></text:ruby-base><text:ruby-text text:style-name="T3">ミジッソウ</text:ruby-text></text:ruby>)</text:p>
          </table:table-cell>
          <table:table-cell office:value-type="string" table:style-name="ce1">
            <text:p>Digikey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C0603FR-0710KL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3,R4,R5,R6</text:p>
          </table:table-cell>
          <table:table-cell office:value-type="string" table:style-name="ce1">
            <text:p>チップ抵抗</text:p>
          </table:table-cell>
          <table:table-cell office:value-type="string" table:style-name="ce1">
            <text:p>10kΩ/1608</text:p>
          </table:table-cell>
          <table:table-cell office:value-type="string" table:style-name="ce1">
            <text:p>Digikey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C0603FR-0710KL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HB1</text:p>
          </table:table-cell>
          <table:table-cell office:value-type="string" table:style-name="ce1">
            <text:p>チップ抵抗</text:p>
          </table:table-cell>
          <table:table-cell office:value-type="string" table:style-name="ce1">
            <text:p>0<text:span text:style-name="T2">Ω</text:span>/1608</text:p>
          </table:table-cell>
          <table:table-cell office:value-type="string" table:style-name="ce1">
            <text:p>Digike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HT1</text:p>
          </table:table-cell>
          <table:table-cell office:value-type="string" table:style-name="ce1">
            <text:p>チップ抵抗</text:p>
          </table:table-cell>
          <table:table-cell office:value-type="string" table:style-name="ce1">
            <text:p>(Open)</text:p>
          </table:table-cell>
          <table:table-cell office:value-type="string" table:style-name="ce1">
            <text:p>Digike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LB1</text:p>
          </table:table-cell>
          <table:table-cell office:value-type="string" table:style-name="ce1">
            <text:p>チップ抵抗</text:p>
          </table:table-cell>
          <table:table-cell office:value-type="string" table:style-name="ce1">
            <text:p>182k<text:span text:style-name="T2">Ω</text:span>/1608</text:p>
          </table:table-cell>
          <table:table-cell office:value-type="string" table:style-name="ce1">
            <text:p>Digike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LT1</text:p>
          </table:table-cell>
          <table:table-cell office:value-type="string" table:style-name="ce1">
            <text:p>チップ抵抗</text:p>
          </table:table-cell>
          <table:table-cell office:value-type="string" table:style-name="ce1">
            <text:p>976k<text:span text:style-name="T2">Ω</text:span>/1608</text:p>
          </table:table-cell>
          <table:table-cell office:value-type="string" table:style-name="ce1">
            <text:p>Digike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I2C<text:span text:style-name="T2">アドレス</text:span><text:ruby text:style-name="ru1"><text:ruby-base><text:span text:style-name="T2">変換</text:span></text:ruby-base><text:ruby-text text:style-name="T3">ヘンカン</text:ruby-text></text:ruby>IC</text:p>
          </table:table-cell>
          <table:table-cell office:value-type="string" table:style-name="ce1">
            <text:p>LTC4316CMS</text:p>
          </table:table-cell>
          <table:table-cell office:value-type="string" table:style-name="ce1">
            <text:p>Digike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TC4316CMS#PBF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LDO<text:s/><text:ruby text:style-name="ru1"><text:ruby-base><text:span text:style-name="T2">電源</text:span></text:ruby-base><text:ruby-text text:style-name="T3">デンゲン</text:ruby-text></text:ruby>IC</text:p>
          </table:table-cell>
          <table:table-cell office:value-type="string" table:style-name="ce1">
            <text:p>TPS74033SF5</text:p>
          </table:table-cell>
          <table:table-cell office:value-type="string" table:style-name="ce2">
            <text:p>秋月電子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-17230 (<text:ruby text:style-name="ru1"><text:ruby-base><text:span text:style-name="T2">秋月電子</text:span></text:ruby-base><text:ruby-text text:style-name="T3">アキツキデンシ</text:ruby-text></text:ruby>)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number-columns-repeated="2" table:style-name="ce2"/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yuchi</meta:initial-creator>
    <dc:creator>ryuchi</dc:creator>
    <meta:creation-date>2017-10-20T23:41:04Z</meta:creation-date>
    <dc:date>2023-12-31T05:04:00Z</dc:date>
    <meta:editing-cycles>4</meta:editing-cycles>
    <meta:editing-duration>PT659S</meta:editing-duration>
  </office:meta>
</office:document-meta>
</file>